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138in solid #aaaaaa"/>
      <style:text-properties style:use-window-font-color="true" style:text-outline="false" style:text-line-through-style="none" style:font-name="Helvetic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3pt" style:language-asian="en" style:country-asian="US" style:font-style-asian="normal" style:font-weight-asian="normal" style:font-name-complex="Helvetica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border="0.0138in solid #aaaaaa"/>
      <style:text-properties style:use-window-font-color="true" style:text-outline="false" style:text-line-through-style="none" style:font-name="Helvetic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3pt" style:language-asian="en" style:country-asian="US" style:font-style-asian="normal" style:font-weight-asian="normal" style:font-name-complex="Helvetica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A</text:p>
          </table:table-cell>
          <table:table-cell office:value-type="percentage" office:value="0.0817">
            <text:p>8.17%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percentage" office:value="0.0149">
            <text:p>1.49%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percentage" office:value="0.0278">
            <text:p>2.78%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percentage" office:value="0.0425">
            <text:p>4.25%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percentage" office:value="0.127">
            <text:p>12.70%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percentage" office:value="0.0223">
            <text:p>2.23%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percentage" office:value="0.0202">
            <text:p>2.02%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percentage" office:value="0.0609">
            <text:p>6.09%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percentage" office:value="0.0697">
            <text:p>6.97%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percentage" office:value="0.0015">
            <text:p>0.15%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percentage" office:value="0.0077">
            <text:p>0.77%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percentage" office:value="0.0403">
            <text:p>4.03%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percentage" office:value="0.0241">
            <text:p>2.41%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percentage" office:value="0.0675">
            <text:p>6.75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percentage" office:value="0.0751">
            <text:p>7.51%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percentage" office:value="0.0193">
            <text:p>1.93%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percentage" office:value="0.001">
            <text:p>0.10%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percentage" office:value="0.0599">
            <text:p>5.99%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percentage" office:value="0.0633">
            <text:p>6.33%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percentage" office:value="0.0906">
            <text:p>9.06%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percentage" office:value="0.0276">
            <text:p>2.76%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percentage" office:value="0.0098">
            <text:p>0.98%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percentage" office:value="0.0236">
            <text:p>2.36%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percentage" office:value="0.0015">
            <text:p>0.15%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percentage" office:value="0.0197">
            <text:p>1.97%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percentage" office:value="0.0007">
            <text:p>0.07%</text:p>
          </table:table-cell>
          <table:table-cell office:value-type="float" office:value="101">
            <text:p>1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C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03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5T03:09:46</meta:creation-date>
    <dc:date>2010-09-15T03:29:56</dc:date>
    <meta:editing-duration>PT00H04M59S</meta:editing-duration>
    <meta:editing-cycles>1</meta:editing-cycles>
    <meta:document-statistic meta:table-count="3" meta:cell-count="78" meta:object-count="0"/>
    <meta:generator>NeoOffice/3.1.1$Unix OpenOffice.org_project/Patch 2</meta:generator>
  </office:meta>
</office:document-meta>
</file>